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4b57f0" officeooo:paragraph-rsid="004b57f0"/>
    </style:style>
    <style:style style:name="P2" style:family="paragraph" style:parent-style-name="Standard">
      <style:text-properties style:font-name="Linux Libertine O" officeooo:rsid="004ad0df" officeooo:paragraph-rsid="004ad0df"/>
    </style:style>
    <style:style style:name="P3" style:family="paragraph" style:parent-style-name="Standard">
      <style:text-properties style:font-name="Linux Libertine O" officeooo:rsid="004ad0df" officeooo:paragraph-rsid="004cb9f2"/>
    </style:style>
    <style:style style:name="P4" style:family="paragraph" style:parent-style-name="Standard">
      <style:text-properties style:font-name="Linux Libertine O" officeooo:rsid="0035cc64" officeooo:paragraph-rsid="002dda6f"/>
    </style:style>
    <style:style style:name="P5" style:family="paragraph" style:parent-style-name="Standard">
      <style:text-properties style:font-name="Linux Libertine O" officeooo:rsid="0035cc64" officeooo:paragraph-rsid="004107b8"/>
    </style:style>
    <style:style style:name="P6" style:family="paragraph" style:parent-style-name="Standard">
      <style:text-properties style:font-name="Linux Libertine O" officeooo:rsid="0035cc64" officeooo:paragraph-rsid="0041c510"/>
    </style:style>
    <style:style style:name="P7" style:family="paragraph" style:parent-style-name="Standard">
      <style:text-properties style:font-name="Linux Libertine O" officeooo:rsid="004cb9f2" officeooo:paragraph-rsid="004cb9f2"/>
    </style:style>
    <style:style style:name="P8" style:family="paragraph" style:parent-style-name="Standard">
      <style:text-properties style:font-name="Linux Libertine O" officeooo:rsid="004cb9f2" officeooo:paragraph-rsid="0054da16"/>
    </style:style>
    <style:style style:name="P9" style:family="paragraph" style:parent-style-name="Standard">
      <style:text-properties style:font-name="Linux Libertine O" officeooo:rsid="00365ccf" officeooo:paragraph-rsid="002dda6f"/>
    </style:style>
    <style:style style:name="P10" style:family="paragraph" style:parent-style-name="Standard">
      <style:text-properties style:font-name="Linux Libertine O" officeooo:rsid="004b57f0" officeooo:paragraph-rsid="004b57f0"/>
    </style:style>
    <style:style style:name="P11" style:family="paragraph" style:parent-style-name="Standard">
      <style:text-properties style:font-name="Linux Libertine O" officeooo:rsid="004b57f0" officeooo:paragraph-rsid="0054da16"/>
    </style:style>
    <style:style style:name="P12" style:family="paragraph" style:parent-style-name="Standard">
      <style:text-properties style:font-name="Linux Libertine O" officeooo:rsid="004b57f0" officeooo:paragraph-rsid="004cb9f2"/>
    </style:style>
    <style:style style:name="P13" style:family="paragraph" style:parent-style-name="Standard">
      <style:text-properties style:font-name="Linux Libertine O" officeooo:rsid="0045121a" officeooo:paragraph-rsid="00461e13"/>
    </style:style>
    <style:style style:name="P14" style:family="paragraph" style:parent-style-name="Standard">
      <style:text-properties style:font-name="Linux Libertine O" officeooo:rsid="00462e7e" officeooo:paragraph-rsid="00462e7e"/>
    </style:style>
    <style:style style:name="P15" style:family="paragraph" style:parent-style-name="Standard">
      <style:text-properties style:font-name="Linux Libertine O" officeooo:rsid="004dba3e" officeooo:paragraph-rsid="00504767"/>
    </style:style>
    <style:style style:name="P16" style:family="paragraph" style:parent-style-name="Standard">
      <style:text-properties style:font-name="Linux Libertine O" officeooo:rsid="00504767" officeooo:paragraph-rsid="00504767"/>
    </style:style>
    <style:style style:name="P17" style:family="paragraph" style:parent-style-name="Heading">
      <style:text-properties style:font-name="Linux Libertine O" officeooo:paragraph-rsid="003fff47"/>
    </style:style>
    <style:style style:name="P18" style:family="paragraph" style:parent-style-name="Heading_20_1">
      <style:text-properties style:font-name="Linux Libertine O" officeooo:paragraph-rsid="003fff47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3465a4" loext:opacity="100%" style:font-name="Linux Libertine O" fo:font-size="14pt" fo:font-weight="bold" officeooo:rsid="004cb9f2" style:font-name-asian="Noto Sans CJK SC Regular" style:font-size-asian="14pt" style:font-weight-asian="bold" style:font-name-complex="FreeSans1" style:font-size-complex="14pt" style:font-weight-complex="bold"/>
    </style:style>
    <style:style style:name="T4" style:family="text">
      <style:text-properties fo:color="#3465a4" loext:opacity="100%" style:font-name="Linux Libertine O" fo:font-size="14pt" fo:font-weight="bold" officeooo:rsid="0055f929" style:font-name-asian="Noto Sans CJK SC Regular" style:font-size-asian="14pt" style:font-weight-asian="bold" style:font-name-complex="FreeSans1" style:font-size-complex="14pt" style:font-weight-complex="bold"/>
    </style:style>
    <style:style style:name="T5" style:family="text">
      <style:text-properties fo:color="#3465a4" loext:opacity="100%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6" style:family="text">
      <style:text-properties fo:color="#3465a4" loext:opacity="100%" fo:font-size="14pt" fo:font-weight="bold" officeooo:rsid="0043f50f" style:font-name-asian="Noto Sans CJK SC Regular" style:font-size-asian="14pt" style:font-weight-asian="bold" style:font-name-complex="FreeSans1" style:font-size-complex="14pt" style:font-weight-complex="bold"/>
    </style:style>
    <style:style style:name="T7" style:family="text">
      <style:text-properties fo:color="#3465a4" loext:opacity="100%" fo:font-size="14pt" fo:font-weight="bold" officeooo:rsid="0055f929" style:font-name-asian="Noto Sans CJK SC Regular" style:font-size-asian="14pt" style:font-weight-asian="bold" style:font-name-complex="FreeSans1" style:font-size-complex="14pt" style:font-weight-complex="bold"/>
    </style:style>
    <style:style style:name="T8" style:family="text">
      <style:text-properties fo:color="#3465a4" loext:opacity="100%" fo:font-size="14pt" fo:font-weight="bold" officeooo:rsid="004cb9f2" style:font-name-asian="Noto Sans CJK SC Regular" style:font-size-asian="14pt" style:font-weight-asian="bold" style:font-name-complex="FreeSans1" style:font-size-complex="14pt" style:font-weight-complex="bold"/>
    </style:style>
    <style:style style:name="T9" style:family="text">
      <style:text-properties fo:color="#3465a4" loext:opacity="100%" fo:font-size="14pt" fo:font-weight="bold" officeooo:rsid="00578528" style:font-name-asian="Noto Sans CJK SC Regular" style:font-size-asian="14pt" style:font-weight-asian="bold" style:font-name-complex="FreeSans1" style:font-size-complex="14pt" style:font-weight-complex="bold"/>
    </style:style>
    <style:style style:name="T10" style:family="text">
      <style:text-properties fo:color="#004586" loext:opacity="100%" style:font-name="Linux Libertine O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1" style:family="text">
      <style:text-properties fo:color="#004586" loext:opacity="100%" style:font-name="Linux Libertine O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2" style:family="text">
      <style:text-properties fo:color="#004586" loext:opacity="100%" style:font-name="Linux Libertine O" fo:font-size="18.2000007629395pt" fo:font-weight="bold" officeooo:rsid="0049eca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3" style:family="text">
      <style:text-properties fo:color="#004586" loext:opacity="100%" style:font-name="Linux Libertine O" fo:font-size="18.2000007629395pt" fo:font-weight="bold" officeooo:rsid="00559f5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4" style:family="text">
      <style:text-properties fo:color="#004586" loext:opacity="100%" style:font-name="Linux Libertine O" fo:font-size="18.2000007629395pt" fo:font-weight="bold" officeooo:rsid="0057852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5" style:family="text">
      <style:text-properties fo:color="#004586" loext:opacity="100%" fo:font-size="18.2000007629395pt" fo:font-weight="bold" officeooo:rsid="00559f5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6" style:family="text">
      <style:text-properties fo:color="#004586" loext:opacity="100%" fo:font-size="18.2000007629395pt" fo:font-weight="bold" officeooo:rsid="0049eca0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7" style:family="text">
      <style:text-properties fo:color="#004586" loext:opacity="100%" fo:font-size="18.2000007629395pt" fo:font-weight="bold" officeooo:rsid="0043f50f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8" style:family="text">
      <style:text-properties fo:color="#004586" loext:opacity="100%" fo:font-size="18.2000007629395pt" fo:font-weight="bold" officeooo:rsid="002e3001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19" style:family="text">
      <style:text-properties fo:color="#004586" loext:opacity="100%" fo:font-size="18.2000007629395pt" fo:font-weight="bold" officeooo:rsid="00578528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20" style:family="text">
      <style:text-properties officeooo:rsid="004dba3e"/>
    </style:style>
    <style:style style:name="T21" style:family="text">
      <style:text-properties officeooo:rsid="00504767"/>
    </style:style>
    <style:style style:name="T22" style:family="text">
      <style:text-properties officeooo:rsid="005062b9"/>
    </style:style>
    <style:style style:name="T23" style:family="text">
      <style:text-properties officeooo:rsid="0051e031"/>
    </style:style>
    <style:style style:name="T24" style:family="text">
      <style:text-properties officeooo:rsid="00578528"/>
    </style:style>
    <style:style style:name="T25" style:family="text">
      <style:text-properties style:font-name="Linux Libertine 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8" text:outline-level="1"><text:span text:style-name="T16">Brussel sprout pakoras</text:span><text:span text:style-name="T17"> </text:span><text:span text:style-name="T18">(</text:span><text:span text:style-name="T19">40 pakoras</text:span><text:span text:style-name="T18">; </text:span><text:span text:style-name="T19">2 hours</text:span><text:span text:style-name="T18">)</text:span></text:h>
      <text:p text:style-name="P1"><text:span text:style-name="T25">From a mixture of </text:span><text:a xlink:type="simple" xlink:href="https://seemagetsbaked.com/recipe/crispy-bhajia-pakora/" text:style-name="Internet_20_link" text:visited-style-name="Visited_20_Internet_20_Link"><text:span text:style-name="T25">https://seemagetsbaked.com/recipe/crispy-bhajia-pakora/</text:span></text:a></text:p>
      <text:p text:style-name="P1"><text:a xlink:type="simple" xlink:href="https://www.mob.co.uk/recipes/brussels-sprouts-pakora-recipe" text:style-name="Internet_20_link" text:visited-style-name="Visited_20_Internet_20_Link"><text:span text:style-name="T25">https://www.mob.co.uk/recipes/brussels-sprouts-pakora-recipe</text:span></text:a><text:span text:style-name="T25"> and</text:span></text:p>
      <text:p text:style-name="P1"><text:a xlink:type="simple" xlink:href="https://www.recipetineats.com/pakora-indian-vegetable-fritters/" text:style-name="Internet_20_link" text:visited-style-name="Visited_20_Internet_20_Link"><text:span text:style-name="T25">https://www.recipetineats.com/pakora-indian-vegetable-fritters/</text:span></text:a></text:p>
      <text:p text:style-name="P10"/>
      <text:p text:style-name="P17"><text:span text:style-name="T5">For </text:span><text:span text:style-name="T6">the prep </text:span><text:span text:style-name="T7">(~45 min)</text:span></text:p>
      <text:p text:style-name="P2">300g onions</text:p>
      <text:p text:style-name="P2"><text:span text:style-name="T24">4</text:span>00g brussel sprouts</text:p>
      <text:p text:style-name="P2">300g potato</text:p>
      <text:p text:style-name="P4"/>
      <text:p text:style-name="P7"><text:span text:style-name="T24">6</text:span>0g fresh root ginger</text:p>
      <text:p text:style-name="P5"/>
      <text:p text:style-name="P9"/>
      <text:p text:style-name="P10">Scrub the potato and chop into ~1cm cubes, then boil for about 10 min until mostly cooked.</text:p>
      <text:p text:style-name="P10"><text:span text:style-name="T24">P</text:span>eel the outer leaves off the sprouts and rinse them. Slice thinly (1-2mm) horizontally from the top. Peel any remaining green leaf from the bottom layer of sprout and discard the stem.</text:p>
      <text:p text:style-name="P10"/>
      <text:p text:style-name="P11">Drain the potatoes well and leave with the lid off to cool.</text:p>
      <text:p text:style-name="P8">Dice the onion into ½-1cm pieces, and peel and grate the ginger.</text:p>
      <text:p text:style-name="P9"/>
      <text:p text:style-name="P17"><text:span text:style-name="T5">For </text:span><text:span text:style-name="T6">the </text:span><text:span text:style-name="T9">fry</text:span></text:p>
      <text:p text:style-name="P7">heavy-base pan for deep frying</text:p>
      <text:p text:style-name="P7">~4cm depth of vegetable oil in pan <text:span text:style-name="T24">(about 1 litre for a 20cm pan)</text:span></text:p>
      <text:p text:style-name="P6"/>
      <text:p text:style-name="P7">400g gram (chickpea) flour</text:p>
      <text:p text:style-name="P7"/>
      <text:p text:style-name="P3"><text:span text:style-name="T24">3</text:span> tsp turmeric</text:p>
      <text:p text:style-name="P3"><text:span text:style-name="T24">2</text:span> tsp garam masala</text:p>
      <text:p text:style-name="P3">½ tsp chilli powder</text:p>
      <text:p text:style-name="P3"><text:span text:style-name="T24">4</text:span> tsp salt</text:p>
      <text:p text:style-name="P3"><text:span text:style-name="T24">2</text:span> tsp fresh ground black pepper</text:p>
      <text:p text:style-name="P3"><text:span text:style-name="T24">2</text:span> tsp cumin seeds</text:p>
      <text:p text:style-name="P12">1 tsp ground cumin</text:p>
      <text:p text:style-name="P12"/>
      <text:p text:style-name="P7"><text:span text:style-name="T24">30</text:span>0g/<text:span text:style-name="T24">ml</text:span> room temperature water</text:p>
      <text:p text:style-name="P13"/>
      <text:p text:style-name="P14"/>
      <text:p text:style-name="P7">Measure out and mix together the flour and all the spices. <text:span text:style-name="T20">Mix or whisk in the water bit by bit, and then add all the chopped/prepped ingredients and mix to form a loose, wet batter.</text:span></text:p>
      <text:p text:style-name="P7"/>
      <text:p text:style-name="P15">Heat the oil to about 180 degrees, <text:span text:style-name="T21">or until a drop of the batter </text:span><text:span text:style-name="T24">bubbles and </text:span><text:span text:style-name="T21">crisps immediately</text:span>. <text:span text:style-name="T21">Take </text:span><text:span text:style-name="T24">a large tablespoon</text:span><text:span text:style-name="T21"> of batter at a time and press </text:span><text:span text:style-name="T24">together</text:span><text:span text:style-name="T21">, then lower it into the oil. </text:span><text:span text:style-name="T24">I find it easiest to use a rice scoop and a spatula for this.</text:span></text:p>
      <text:p text:style-name="P16">The number you can do as a batch depends on your pot size – leave a bit of space between each one, and don’t add too many at once otherwise the oil will cool too much.</text:p>
      <text:p text:style-name="P16">You may need to adjust the heat to keep the temperature even throughout frying.</text:p>
      <text:p text:style-name="P15"/>
      <text:p text:style-name="P16">Fry them for 3-<text:span text:style-name="T22">4</text:span> minutes. <text:span text:style-name="T22">Take them out and drain on kitchen towel. They can be kept warm in the oven on about 75 degrees </text:span><text:span text:style-name="T23">if needed</text:span><text:span text:style-name="T22">.</text:span></text:p>
      <text:p text:style-name="P1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4-12-07T11:15:25.042295989</dc:date>
    <meta:editing-duration>PT2H6M15S</meta:editing-duration>
    <meta:editing-cycles>54</meta:editing-cycles>
    <meta:generator>LibreOffice/7.3.7.2$Linux_X86_64 LibreOffice_project/30$Build-2</meta:generator>
    <meta:document-statistic meta:table-count="0" meta:image-count="0" meta:object-count="0" meta:page-count="1" meta:paragraph-count="30" meta:word-count="324" meta:character-count="1826" meta:non-whitespace-character-count="1532"/>
  </office:meta>
</office:document-meta>
</file>